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343in" svg:y="0.2173in">
            <draw:object draw:notify-on-update-of-ranges="Sheet1.B2:Sheet1.B2 Sheet1.B8:Sheet1.B8 Sheet1.B10:Sheet1.B10  Sheet1.E2:Sheet1.E2 Sheet1.E8:Sheet1.E8 Sheet1.E10:Sheet1.E10  Sheet1.F2:Sheet1.F2 Sheet1.F8:Sheet1.F8 Sheet1.F10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pd1" office:value-type="string" calcext:value-type="string">
            <text:p>function names</text:p>
          </table:table-cell>
          <table:table-cell table:style-name="pd1" office:value-type="string" calcext:value-type="string">
            <text:p>tottime</text:p>
          </table:table-cell>
          <table:table-cell table:number-columns-repeated="5"/>
        </table:table-row>
        <table:table-row table:style-name="ro1">
          <table:table-cell table:style-name="pd1" office:value-type="float" office:value="0" calcext:value-type="float">
            <text:p>0</text:p>
          </table:table-cell>
          <table:table-cell office:value-type="string" calcext:value-type="string">
            <text:p>exc_degree</text:p>
          </table:table-cell>
          <table:table-cell office:value-type="float" office:value="1112.105" calcext:value-type="float">
            <text:p>1112.105</text:p>
          </table:table-cell>
          <table:table-cell office:value-type="float" office:value="647.257" calcext:value-type="float">
            <text:p>647.257</text:p>
          </table:table-cell>
          <table:table-cell table:formula="of:=[.C2]/[.G2]" office:value-type="float" office:value="0.192605645999307" calcext:value-type="float">
            <text:p>0.192605645999307</text:p>
          </table:table-cell>
          <table:table-cell table:formula="of:=[.D2]/[.H2]" office:value-type="float" office:value="0.291796164606872" calcext:value-type="float">
            <text:p>0.291796164606872</text:p>
          </table:table-cell>
          <table:table-cell office:value-type="float" office:value="5774" calcext:value-type="float">
            <text:p>5774</text:p>
          </table:table-cell>
          <table:table-cell office:value-type="float" office:value="2218.182" calcext:value-type="float">
            <text:p>2218.182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office:value-type="string" calcext:value-type="string">
            <text:p>H_ij_indices</text:p>
          </table:table-cell>
          <table:table-cell office:value-type="float" office:value="958.338" calcext:value-type="float">
            <text:p>958.338</text:p>
          </table:table-cell>
          <table:table-cell/>
          <table:table-cell table:formula="of:=[.C3]/[.G3]" office:value-type="float" office:value="0.165945974025974" calcext:value-type="float">
            <text:p>0.165945974025974</text:p>
          </table:table-cell>
          <table:table-cell table:formula="of:=[.D3]/[.H3]"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float" office:value="2219.182" calcext:value-type="float">
            <text:p>2219.182</text:p>
          </table:table-cell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office:value-type="string" calcext:value-type="string">
            <text:p>__hash__</text:p>
          </table:table-cell>
          <table:table-cell office:value-type="float" office:value="808.834" calcext:value-type="float">
            <text:p>808.834</text:p>
          </table:table-cell>
          <table:table-cell/>
          <table:table-cell table:formula="of:=[.C4]/[.G4]" office:value-type="float" office:value="0.140033587257618" calcext:value-type="float">
            <text:p>0.140033587257618</text:p>
          </table:table-cell>
          <table:table-cell table:formula="of:=[.D4]/[.H4]" office:value-type="float" office:value="0" calcext:value-type="float">
            <text:p>0</text:p>
          </table:table-cell>
          <table:table-cell office:value-type="float" office:value="5776" calcext:value-type="float">
            <text:p>5776</text:p>
          </table:table-cell>
          <table:table-cell office:value-type="float" office:value="2220.182" calcext:value-type="float">
            <text:p>2220.182</text:p>
          </table:table-cell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office:value-type="string" calcext:value-type="string">
            <text:p>inner</text:p>
          </table:table-cell>
          <table:table-cell office:value-type="float" office:value="584.517" calcext:value-type="float">
            <text:p>584.517</text:p>
          </table:table-cell>
          <table:table-cell/>
          <table:table-cell table:formula="of:=[.C5]/[.G5]" office:value-type="float" office:value="0.101180024234032" calcext:value-type="float">
            <text:p>0.101180024234032</text:p>
          </table:table-cell>
          <table:table-cell table:formula="of:=[.D5]/[.H5]" office:value-type="float" office:value="0" calcext:value-type="float">
            <text:p>0</text:p>
          </table:table-cell>
          <table:table-cell office:value-type="float" office:value="5777" calcext:value-type="float">
            <text:p>5777</text:p>
          </table:table-cell>
          <table:table-cell office:value-type="float" office:value="2221.182" calcext:value-type="float">
            <text:p>2221.182</text:p>
          </table:table-cell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office:value-type="string" calcext:value-type="string">
            <text:p>builtins.hash</text:p>
          </table:table-cell>
          <table:table-cell office:value-type="float" office:value="554.221" calcext:value-type="float">
            <text:p>554.221</text:p>
          </table:table-cell>
          <table:table-cell/>
          <table:table-cell table:formula="of:=[.C6]/[.G6]" office:value-type="float" office:value="0.0959191761855313" calcext:value-type="float">
            <text:p>0.0959191761855313</text:p>
          </table:table-cell>
          <table:table-cell table:formula="of:=[.D6]/[.H6]" office:value-type="float" office:value="0" calcext:value-type="float">
            <text:p>0</text:p>
          </table:table-cell>
          <table:table-cell office:value-type="float" office:value="5778" calcext:value-type="float">
            <text:p>5778</text:p>
          </table:table-cell>
          <table:table-cell office:value-type="float" office:value="2222.182" calcext:value-type="float">
            <text:p>2222.182</text:p>
          </table:table-cell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office:value-type="string" calcext:value-type="string">
            <text:p>psi_external_pt2</text:p>
          </table:table-cell>
          <table:table-cell office:value-type="float" office:value="422.477" calcext:value-type="float">
            <text:p>422.477</text:p>
          </table:table-cell>
          <table:table-cell/>
          <table:table-cell table:formula="of:=[.C7]/[.G7]" office:value-type="float" office:value="0.0731055545942205" calcext:value-type="float">
            <text:p>0.0731055545942205</text:p>
          </table:table-cell>
          <table:table-cell table:formula="of:=[.D7]/[.H7]" office:value-type="float" office:value="0" calcext:value-type="float">
            <text:p>0</text:p>
          </table:table-cell>
          <table:table-cell office:value-type="float" office:value="5779" calcext:value-type="float">
            <text:p>5779</text:p>
          </table:table-cell>
          <table:table-cell office:value-type="float" office:value="2223.182" calcext:value-type="float">
            <text:p>2223.182</text:p>
          </table:table-cell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office:value-type="string" calcext:value-type="string">
            <text:p>H_ij</text:p>
          </table:table-cell>
          <table:table-cell office:value-type="float" office:value="336.009" calcext:value-type="float">
            <text:p>336.009</text:p>
          </table:table-cell>
          <table:table-cell office:value-type="float" office:value="348.83" calcext:value-type="float">
            <text:p>348.83</text:p>
          </table:table-cell>
          <table:table-cell table:formula="of:=[.C8]/[.G8]" office:value-type="float" office:value="0.058133044982699" calcext:value-type="float">
            <text:p>0.058133044982699</text:p>
          </table:table-cell>
          <table:table-cell table:formula="of:=[.D8]/[.H8]" office:value-type="float" office:value="0.156835187048542" calcext:value-type="float">
            <text:p>0.156835187048542</text:p>
          </table:table-cell>
          <table:table-cell office:value-type="float" office:value="5780" calcext:value-type="float">
            <text:p>5780</text:p>
          </table:table-cell>
          <table:table-cell office:value-type="float" office:value="2224.182" calcext:value-type="float">
            <text:p>2224.182</text:p>
          </table:table-cell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office:value-type="string" calcext:value-type="string">
            <text:p>H_indices</text:p>
          </table:table-cell>
          <table:table-cell office:value-type="float" office:value="225.808" calcext:value-type="float">
            <text:p>225.808</text:p>
          </table:table-cell>
          <table:table-cell/>
          <table:table-cell table:formula="of:=[.C9]/[.G9]" office:value-type="float" office:value="0.0390603701781699" calcext:value-type="float">
            <text:p>0.0390603701781699</text:p>
          </table:table-cell>
          <table:table-cell table:formula="of:=[.D9]/[.H9]" office:value-type="float" office:value="0" calcext:value-type="float">
            <text:p>0</text:p>
          </table:table-cell>
          <table:table-cell office:value-type="float" office:value="5781" calcext:value-type="float">
            <text:p>5781</text:p>
          </table:table-cell>
          <table:table-cell office:value-type="float" office:value="2225.182" calcext:value-type="float">
            <text:p>2225.182</text:p>
          </table:table-cell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office:value-type="string" calcext:value-type="string">
            <text:p>&lt;genexpr&gt;</text:p>
          </table:table-cell>
          <table:table-cell office:value-type="float" office:value="121.406" calcext:value-type="float">
            <text:p>121.406</text:p>
          </table:table-cell>
          <table:table-cell office:value-type="float" office:value="125.29" calcext:value-type="float">
            <text:p>125.29</text:p>
          </table:table-cell>
          <table:table-cell table:formula="of:=[.C10]/[.G10]" office:value-type="float" office:value="0.0209972327914217" calcext:value-type="float">
            <text:p>0.0209972327914217</text:p>
          </table:table-cell>
          <table:table-cell table:formula="of:=[.D10]/[.H10]" office:value-type="float" office:value="0.0562802142861635" calcext:value-type="float">
            <text:p>0.0562802142861635</text:p>
          </table:table-cell>
          <table:table-cell office:value-type="float" office:value="5782" calcext:value-type="float">
            <text:p>5782</text:p>
          </table:table-cell>
          <table:table-cell office:value-type="float" office:value="2226.182" calcext:value-type="float">
            <text:p>2226.182</text:p>
          </table:table-cell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office:value-type="string" calcext:value-type="string">
            <text:p>is_connected</text:p>
          </table:table-cell>
          <table:table-cell office:value-type="float" office:value="114.13" calcext:value-type="float">
            <text:p>114.13</text:p>
          </table:table-cell>
          <table:table-cell table:number-columns-repeated="3"/>
          <table:table-cell office:value-type="float" office:value="5783" calcext:value-type="float">
            <text:p>5783</text:p>
          </table:table-cell>
          <table:table-cell office:value-type="float" office:value="2227.182" calcext:value-type="float">
            <text:p>2227.18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exc_degree</text:p>
          </table:table-cell>
          <table:table-cell office:value-type="float" office:value="647.257" calcext:value-type="float">
            <text:p>647.2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i_external_pt2</text:p>
          </table:table-cell>
          <table:table-cell office:value-type="float" office:value="439.553" calcext:value-type="float">
            <text:p>439.5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ij</text:p>
          </table:table-cell>
          <table:table-cell office:value-type="float" office:value="348.83" calcext:value-type="float">
            <text:p>348.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genexpr&gt;</text:p>
          </table:table-cell>
          <table:table-cell office:value-type="float" office:value="125.29" calcext:value-type="float">
            <text:p>125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_connected</text:p>
          </table:table-cell>
          <table:table-cell office:value-type="float" office:value="114.9" calcext:value-type="float">
            <text:p>114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ijkl_orbital</text:p>
          </table:table-cell>
          <table:table-cell office:value-type="float" office:value="96.022" calcext:value-type="float">
            <text:p>96.0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genexpr&gt;</text:p>
          </table:table-cell>
          <table:table-cell office:value-type="float" office:value="77.306" calcext:value-type="float">
            <text:p>77.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tins.sum</text:p>
          </table:table-cell>
          <table:table-cell office:value-type="float" office:value="66.569" calcext:value-type="float">
            <text:p>66.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ii_indices</text:p>
          </table:table-cell>
          <table:table-cell office:value-type="float" office:value="46.617" calcext:value-type="float">
            <text:p>46.6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ngle_phase</text:p>
          </table:table-cell>
          <table:table-cell office:value-type="float" office:value="33.952" calcext:value-type="float">
            <text:p>33.9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15T14:43:00.643591995</dc:date>
    <meta:editing-duration>PT12M33S</meta:editing-duration>
    <meta:editing-cycles>1</meta:editing-cycles>
    <meta:document-statistic meta:table-count="1" meta:cell-count="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5cm" chart:style-name="ch2">
          <text:p>Integral vs Determinant driven 3 important function % of runtime (28 orb, 384 det))</text:p>
        </chart:title>
        <chart:legend chart:legend-position="end" svg:x="13.446cm" svg:y="3.952cm" style:legend-expansion="high" chart:style-name="ch3"/>
        <chart:plot-area chart:style-name="ch4" table:cell-range-address="Sheet1.B2:Sheet1.B2 Sheet1.B8:Sheet1.B8 Sheet1.B10:Sheet1.B10 Sheet1.E2:Sheet1.F2 Sheet1.E8:Sheet1.F8 Sheet1.E10:Sheet1.F10" chart:data-source-has-labels="both" svg:x="0.32cm" svg:y="1.778cm" svg:width="12.806cm" svg:height="7.042cm">
          <chart:coordinate-region svg:x="1.232cm" svg:y="1.978cm" svg:width="11.894cm" svg:height="6.195cm"/>
          <chart:axis chart:dimension="x" chart:name="primary-x" chart:style-name="ch5" chartooo:axis-type="auto">
            <chartooo:date-scale/>
            <chart:categories table:cell-range-address="Sheet1.B2:Sheet1.B2 Sheet1.B8:Sheet1.B8 Sheet1.B10:Sheet1.B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2 Sheet1.E8:Sheet1.E8 Sheet1.E10:Sheet1.E10" loext:label-string="determinant" chart:class="chart:bar">
            <chart:data-point chart:repeated="3"/>
          </chart:series>
          <chart:series chart:style-name="ch9" chart:values-cell-range-address="Sheet1.F2:Sheet1.F2 Sheet1.F8:Sheet1.F8 Sheet1.F10:Sheet1.F10" loext:label-string="integral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rminant</text:p>
              </table:table-cell>
              <table:table-cell office:value-type="string">
                <text:p>integral</text:p>
              </table:table-cell>
            </table:table-row>
          </table:table-header-rows>
          <table:table-rows>
            <table:table-row>
              <table:table-cell office:value-type="string">
                <text:p>exc_degree</text:p>
                <draw:g>
                  <svg:desc>Sheet1.B2:Sheet1.B2 Sheet1.B8:Sheet1.B8 Sheet1.B10:Sheet1.B10</svg:desc>
                </draw:g>
              </table:table-cell>
              <table:table-cell office:value-type="float" office:value="0.192605645999307">
                <text:p>0.192605645999307</text:p>
                <draw:g>
                  <svg:desc>Sheet1.E2:Sheet1.E2 Sheet1.E8:Sheet1.E8 Sheet1.E10:Sheet1.E10</svg:desc>
                </draw:g>
              </table:table-cell>
              <table:table-cell office:value-type="float" office:value="0.291796164606872">
                <text:p>0.291796164606872</text:p>
                <draw:g>
                  <svg:desc>Sheet1.F2:Sheet1.F2 Sheet1.F8:Sheet1.F8 Sheet1.F10:Sheet1.F10</svg:desc>
                </draw:g>
              </table:table-cell>
            </table:table-row>
            <table:table-row>
              <table:table-cell office:value-type="string">
                <text:p>H_ij</text:p>
              </table:table-cell>
              <table:table-cell office:value-type="float" office:value="0.058133044982699">
                <text:p>0.058133044982699</text:p>
              </table:table-cell>
              <table:table-cell office:value-type="float" office:value="0.156835187048542">
                <text:p>0.156835187048542</text:p>
              </table:table-cell>
            </table:table-row>
            <table:table-row>
              <table:table-cell office:value-type="string">
                <text:p>&lt;genexpr&gt;</text:p>
              </table:table-cell>
              <table:table-cell office:value-type="float" office:value="0.0209972327914217">
                <text:p>0.0209972327914217</text:p>
              </table:table-cell>
              <table:table-cell office:value-type="float" office:value="0.0562802142861635">
                <text:p>0.0562802142861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